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E000000509DB7C132.png" manifest:media-type="image/png"/>
  <manifest:file-entry manifest:full-path="Pictures/10000000000000CB00000026C910B3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1.674cm"/>
    </style:style>
    <style:style style:name="Table1.C" style:family="table-column">
      <style:table-column-properties style:column-width="1.64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138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2.884cm"/>
    </style:style>
    <style:style style:name="Table1.H" style:family="table-column">
      <style:table-column-properties style:column-width="3.307cm"/>
    </style:style>
    <style:style style:name="Table1.1" style:family="table-row">
      <style:table-row-properties style:min-row-height="0.741cm"/>
    </style:style>
    <style:style style:name="Table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-3.752cm" fo:margin-right="0cm" fo:line-height="150%" fo:text-align="end" style:justify-single-word="false" fo:text-indent="0cm" style:auto-text-indent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3"><draw:frame draw:style-name="fr1" draw:name="graphics1" text:anchor-type="paragraph" svg:x="-0.055cm" svg:y="0cm" svg:width="2.836cm" svg:height="0.531cm" draw:z-index="0"><draw:image xlink:href="Pictures/10000000000000CB00000026C910B3B8.png" xlink:type="simple" xlink:show="embed" xlink:actuate="onLoad"/></draw:frame>| <text:span text:style-name="T1">001-9</text:span>|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3">00190000090277599200700000003186662520000015443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2">LOCAL DE PAGAMENTO:</text:p>
            <text:p text:style-name="P1">Pagável em qualquer banco até o vencimen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10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4" table:number-columns-spanned="2" office:value-type="string">
            <text:p text:style-name="Table_20_Contents"/>
          </table:table-cell>
          <table:covered-table-cell/>
          <table:table-cell table:style-name="Table1.D4" table:number-columns-spanned="2" office:value-type="string">
            <text:p text:style-name="Table_20_Contents"/>
          </table:table-cell>
          <table:covered-table-cell/>
          <table:table-cell table:style-name="Table1.F4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0" table:number-rows-spanned="5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3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P4">AUTENTICAÇÃO MECÂ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Table_20_Contents"><draw:frame draw:style-name="fr2" draw:name="graphics2" text:anchor-type="paragraph" svg:width="17cm" svg:height="1.813cm" draw:z-index="1"><draw:image xlink:href="Pictures/10000201000002EE000000509DB7C132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denilson </meta:initial-creator>
    <meta:creation-date>2015-09-04T09:51:46</meta:creation-date>
    <dc:date>2015-11-13T14:28:40</dc:date>
    <meta:editing-duration>PT17M43S</meta:editing-duration>
    <meta:editing-cycles>15</meta:editing-cycles>
    <meta:generator>LibreOffice/3.5$Linux_x86 LibreOffice_project/350m1$Build-2</meta:generator>
    <meta:document-statistic meta:table-count="1" meta:image-count="2" meta:object-count="0" meta:page-count="1" meta:paragraph-count="5" meta:word-count="15" meta:character-count="117" meta:non-whitespace-character-count="107"/>
  </office:meta>
</office:document-meta>
</file>